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custom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/>
    <style:font-face style:name="Liberation Serif" svg:font-family="'Liberation Serif'" style:font-family-generic="roman"/>
    <style:font-face style:name="Noto Sans CJK SC" svg:font-family="'Noto Sans CJK SC'" style:font-family-generic="system" style:font-pitch="variable"/>
    <style:font-face style:name="Noto Sans OldHung" svg:font-family="'Noto Sans OldHung'" style:font-family-generic="swiss"/>
    <style:font-face style:name="Noto Serif CJK SC" svg:font-family="'Noto Serif CJK SC'" style:font-family-generic="system" style:font-pitch="variable"/>
    <style:font-face style:name="Source Sans Pro Light" svg:font-family="'Source Sans Pro Light'" style:font-family-generic="swiss"/>
  </office:font-face-decls>
  <office:automatic-styles>
    <style:style style:name="P1" style:family="paragraph" style:parent-style-name="Standard">
      <style:text-properties officeooo:rsid="0007bb5e" officeooo:paragraph-rsid="0015610b"/>
    </style:style>
    <style:style style:name="P2" style:family="paragraph" style:parent-style-name="Standard">
      <style:text-properties officeooo:rsid="0015610b" officeooo:paragraph-rsid="0015610b"/>
    </style:style>
    <style:style style:name="T1" style:family="text">
      <style:text-properties officeooo:rsid="0015610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No metadata</text:p>
      <text:p xml:id="para1" text:style-name="P2">Paragraph metadata, i.e. a text:p with xml:id. Associated RDF metadata are there in custom.rdf.</text:p>
      <text:p text:style-name="P1"><text:meta xml:id="id2758386667"><text:span text:style-name="T1">Annotated text range</text:span></text:meta><text:span text:style-name="T1">, i.e. a text:meta with xml:id, also with associated RDF metadata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/>
    <style:font-face style:name="Liberation Serif" svg:font-family="'Liberation Serif'" style:font-family-generic="roman"/>
    <style:font-face style:name="Noto Sans CJK SC" svg:font-family="'Noto Sans CJK SC'" style:font-family-generic="system" style:font-pitch="variable"/>
    <style:font-face style:name="Noto Sans OldHung" svg:font-family="'Noto Sans OldHung'" style:font-family-generic="swiss"/>
    <style:font-face style:name="Noto Serif CJK SC" svg:font-family="'Noto Serif CJK SC'" style:font-family-generic="system" style:font-pitch="variable"/>
    <style:font-face style:name="Source Sans Pro Light" svg:font-family="'Source Sans Pro Light'" style:font-family-generic="swiss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OldHung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OldHung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fo:font-size="14pt" style:font-name-asian="Noto Sans CJK SC" style:font-family-asian="'Noto Sans CJK SC'" style:font-family-generic-asian="system" style:font-pitch-asian="variable" style:font-size-asian="14pt" style:font-name-complex="Noto Sans OldHung" style:font-family-complex="'Noto Sans OldHung'" style:font-family-generic-complex="swis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="Liberation Serif" fo:font-family="'Liberation Serif'" style:font-family-generic="roman" style:font-size-asian="12pt" style:font-name-complex="Noto Sans OldHung" style:font-family-complex="'Noto Sans OldHung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Liberation Serif" fo:font-family="'Liberation Serif'" style:font-family-generic="roman" fo:font-size="12pt" fo:font-style="italic" style:font-size-asian="12pt" style:font-style-asian="italic" style:font-name-complex="Noto Sans OldHung" style:font-family-complex="'Noto Sans OldHung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iberation Serif" fo:font-family="'Liberation Serif'" style:font-family-generic="roman" style:font-size-asian="12pt" style:font-name-complex="Noto Sans OldHung" style:font-family-complex="'Noto Sans OldHung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22T11:27:43.470815295</meta:creation-date>
    <meta:editing-duration>PT28M45S</meta:editing-duration>
    <meta:editing-cycles>4</meta:editing-cycles>
    <meta:generator>LibreOfficeDev/7.6.0.0.alpha0$Linux_X86_64 LibreOffice_project/11cc0f13e592de3022786bd76117f62bacc6b1e9</meta:generator>
    <dc:date>2022-12-31T19:31:03.135194877</dc:date>
    <meta:document-statistic meta:table-count="0" meta:image-count="0" meta:object-count="0" meta:page-count="1" meta:paragraph-count="3" meta:word-count="29" meta:character-count="192" meta:non-whitespace-character-count="166"/>
  </office:meta>
</office:document-meta>
</file>